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RouteDaoImpl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outeDaoImpl.MessageRouteDaoImpl( ProcessInstanceDaoImpl owner , String groupId , CorrelationKey ckey , int id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RouteDaoImpl.getGrou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outeDaoImpl.getTar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